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Gras" style:font-family-generic="swiss" style:font-pitch="variable"/>
  </office:font-face-decls>
  <office:automatic-styles>
    <style:style style:name="P1" style:family="paragraph" style:parent-style-name="Footer">
      <style:text-properties officeooo:rsid="001693cc" officeooo:paragraph-rsid="001693cc"/>
    </style:style>
    <style:style style:name="P2" style:family="paragraph" style:parent-style-name="Head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officeooo:rsid="001693cc" officeooo:paragraph-rsid="001693cc"/>
    </style:style>
    <style:style style:name="P4" style:family="paragraph" style:parent-style-name="Text_20_body">
      <style:paragraph-properties fo:text-align="start" style:justify-single-word="false" fo:break-before="page"/>
      <style:text-properties officeooo:rsid="001693cc" officeooo:paragraph-rsid="001693cc"/>
    </style:style>
    <style:style style:name="P5" style:family="paragraph" style:parent-style-name="Text_20_body">
      <style:paragraph-properties fo:text-align="start" style:justify-single-word="false"/>
      <style:text-properties officeooo:rsid="001693cc" officeooo:paragraph-rsid="001693cc"/>
    </style:style>
    <style:style style:name="P6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7" style:family="paragraph" style:parent-style-name="Title" style:master-page-name="First_20_Page">
      <style:paragraph-properties style:page-number="auto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mpte rendu de séance</text:p>
      <text:p text:style-name="P6">SAE C12</text:p>
      <text:p text:style-name="P3"><text:span text:style-name="T1">IHM</text:span></text:p>
      <text:p text:style-name="P4"><text:span text:style-name="T1">Au début de la scéance nous avons remis au point les liens entre les git et les pc.</text:span></text:p>
      <text:p text:style-name="P5"><text:span text:style-name="T1">Vers le milieu de scéance nous avons relut le sujet rapidement afin de ce départager des premières tâche.</text:span></text:p>
      <text:p text:style-name="P5"><text:span text:style-name="T1">DAVID Gabriel : création de la gestion du plan du magasin</text:span></text:p>
      <text:p text:style-name="P5"><text:span text:style-name="T1">GUILMIN Leny : vue appli vendeur</text:span></text:p>
      <text:p text:style-name="P5"><text:span text:style-name="T1">FONTAINE Aurélien : vue appli clien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1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AE C12<text:tab/>dévelopement d’une interface<text:tab/>06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06T13:53:45.559000000</dc:date>
    <meta:editing-duration>PT44M54S</meta:editing-duration>
    <meta:editing-cycles>1</meta:editing-cycles>
    <meta:document-statistic meta:table-count="0" meta:image-count="0" meta:object-count="0" meta:page-count="2" meta:paragraph-count="10" meta:word-count="77" meta:character-count="420" meta:non-whitespace-character-count="352"/>
    <meta:generator>LibreOffice/7.6.0.3$Windows_X86_64 LibreOffice_project/69edd8b8ebc41d00b4de3915dc82f8f0fc3b6265</meta:generator>
  </office:meta>
</office:document-meta>
</file>